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eiryo UI" svg:font-family="'Meiryo UI'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11.583cm"/>
    </style:style>
    <style:style style:name="co3" style:family="table-column">
      <style:table-column-properties fo:break-before="auto" style:column-width="3.602cm"/>
    </style:style>
    <style:style style:name="co4" style:family="table-column">
      <style:table-column-properties fo:break-before="auto" style:column-width="1.93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11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CSV一括貼り付け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貼り付け先</text:p>
            <text:p>ファイル</text:p>
          </table:table-cell>
          <table:table-cell table:style-name="ce3" office:value-type="string" calcext:value-type="string" table:number-columns-spanned="11" table:number-rows-spanned="1">
            <text:p>C:\Users\suke\Desktop\CSV_paste\pasted.xlsx</text:p>
          </table:table-cell>
          <table:covered-table-cell table:number-columns-repeated="10" table:style-name="ce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ファイルパス</text:p>
          </table:table-cell>
          <table:table-cell table:style-name="ce3" office:value-type="string" calcext:value-type="string">
            <text:p>シート番号</text:p>
          </table:table-cell>
          <table:table-cell table:style-name="ce3" office:value-type="string" calcext:value-type="string">
            <text:p>左上アドレス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:\Users\suke\Desktop\CSV_paste\1_hokkaido.cs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:\Users\suke\Desktop\CSV_paste\2_aomori.csv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200</text:p>
          </table:table-cell>
          <table:table-cell table:number-columns-repeated="1020"/>
        </table:table-row>
        <table:table-row table:style-name="ro1" table:number-rows-repeated="25">
          <table:table-cell table:style-name="ce3" table:number-columns-repeated="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eiryo UI" svg:font-family="'Meiryo UI'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7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uke</meta:initial-creator>
    <meta:creation-date>2020-01-19T01:56:19</meta:creation-date>
    <dc:date>2020-01-19T22:58:37.871000000</dc:date>
    <meta:generator>LibreOffice/6.3.4.2$Windows_X86_64 LibreOffice_project/60da17e045e08f1793c57c00ba83cdfce946d0aa</meta:generator>
    <meta:editing-duration>PT3M20S</meta:editing-duration>
    <meta:editing-cycles>5</meta:editing-cycles>
    <meta:document-statistic meta:table-count="1" meta:cell-count="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in()
    Dim pasted_path As String
    Dim ReturnBook As Workbook
    Dim TargetBook As Workbook
    Dim r As Integer
    Dim filePath As String
    Dim sheetNum As Integer
    Dim startAddr
    Dim tempVal
    
    Application.ScreenUpdating = False
    Set ReturnBook = ActiveWorkbook
    
    ' 各パラメータを収集
    pasted_path = ActiveWorkbook.Sheets(1).Cells(3, 2).Value
    
    ' 別シートを開いて操作
    Set TargetBook = Workbooks.Open(pasted_path)
    ReturnBook.Activate
    
    With ReturnBook.Sheets(1).Range("B6:D" &amp; 最後尾アドレスを取得する())
        For r = 1 To .Rows.Count
            filePath = ReturnBook.Sheets(1).Range(.Item(r, 1).Address(False, False)).Value
            sheetNum = ReturnBook.Sheets(1).Range(.Item(r, 2).Address(False, False)).Value
            startAddr = ReturnBook.Sheets(1).Range(.Item(r, 3).Address(False, False)).Value
            Call pasteSheet(TargetBook, filePath, sheetNum, startAddr)
        Next r
    End With
    
    TargetBook.Save
    TargetBook.Close
    Set TargetBook = Nothing
    
    Application.ScreenUpdating = True
    
    MsgBox "終了"
End Sub

Sub pasteSheet(TargetBook, filePath, sheetNum, startAddr)
    'Debug.Print filePath &amp; ":" &amp; sheetNum &amp; ":" &amp; startAddr
    
    Dim buf As String
    Dim tmp As Variant
    Dim r As Integer
    Dim c As Integer
    Dim rng As Range
    
    Set rng = TargetBook.Sheets(sheetNum).Range(startAddr)
    Open filePath For Input As #1
        Do Until EOF(1)
            Line Input #1, buf
            tmp = Split(buf, ",")
            r = r + 1

            For c = 0 To UBound(tmp)
                With rng.Cells(r, c + 1)
                    .NumberFormat = "@"
                    .Value = tmp(c)
                End With
            Next c
        Loop
    Close #1
    
    Set rng = Nothing
End Sub

Function 最後尾アドレスを取得する()
    最後尾アドレスを取得する = ActiveWorkbook.Sheets(1).Cells(Rows.Count, 1).End(xlUp).Row
End Function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